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mpl.getProperty( String ab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ssionImpl.createItemManager( SessionItemStateManager itemStateMgr , HierarchyManager hier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AccessControl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SessionImpl( RepositoryImpl rep , Subject subject , WorkspaceConfig ws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ssionImpl.createAccessManager( Subject subject , HierarchyManager hierarch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mpl.checkPermission( String absPath , String ac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l.getQ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reateSessionItemStateManager( LocalItemStat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Value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mpl.getPrincipal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mpl.setNamespacePrefix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JCR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Loc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ssionImpl.SessionImpl( RepositoryImpl rep , AuthContext loginContext , WorkspaceConfig ws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Retention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mpl.getImportContentHandler( String parentAbsPath , int uuidBehavi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essionImpl.getI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fresh( boolean keep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mpl.notifyLogging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Impl.createVersionManager( RepositoryImpl r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impersonate( Credentials otherCredenti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ssionImpl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moveListener( Sess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notifyLogged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Impl.removeLockToken( String lt , boolean notif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mpl.getItem( String ab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ssionImpl.getItemSt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move( String srcAbsPath , String destAbsPath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6">
            <text:p text:style-name="Table_20_Contents">136</text:p>
          </table:table-cell>
        </table:table-row>
        <table:table-row>
          <table:table-cell office:value-type="string">
            <text:p text:style-name="Table_20_Contents">SessionImpl.getHierarch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addListener( Session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l.propertyExists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mpl.is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odeByUUID( String 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mpl.getPrefix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mpl.getWorkspace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ssionImpl.sanityChe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l.getNodeByUUID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checkCapability( String methodType , Object target , Map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User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mpl.createSession( String workspa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Impl.getLoc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moveLockToken( String 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createWorkspace( String workspaceName , InputSource config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addLockToken( String 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moveRegisteredEventListen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ssionImpl.itemExists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mpl.createWorkspace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Acces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ode( String ab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ssionImpl.logou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ssionImpl.getQ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moveItem( String ab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ssionImpl.nodeExists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mpl.addLockToken( String lt , boolean notif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mpl.getJCR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odeByIdentifier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mpl.createDataStoreGarbageCollec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ssionImpl.hasPending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NodeById(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mpl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Vers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dump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ssionImpl.hasPermission( String absPath , String action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essionImpl.createWorkspaceInstance( WorkspaceConfig wspConfig , SharedItemStateManager stateMgr , RepositoryImpl rep ,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odeTyp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trieveUserId( Subject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